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Database travel</text:h>
      <text:h text:outline-level="2" text:style-name="Heading_2" text:is-list-header="true">Table structure for table admin</text:h>
      <table:table table:name="admin_data">
        <table:table-column table:number-columns-repeated="6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dmin</text:h>
      <table:table table:name="admin_structure">
        <table:table-column table:number-columns-repeated="2"/>
        <table:table-row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min123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2.0.1</meta:generator>
    <meta:initial-creator>phpMyAdmin 3.2.0.1</meta:initial-creator>
    <meta:creation-date>2014-10-26T14:02:45</meta:creation-date>
  </office:meta>
</office:document-meta>
</file>